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1334" officeooo:paragraph-rsid="001213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rk-shell</text:p>
      <text:p text:style-name="P1"/>
      <text:p text:style-name="P1">sc</text:p>
      <text:p text:style-name="P1">val sqlc = new org.apache.spark.sql.SQLContext(sc)</text:p>
      <text:p text:style-name="P1">sqlc</text:p>
      <text:p text:style-name="P1">val df = sqlc.read.json("file:/home/edureka/Desktop/Spark/Data/simplejson.json")</text:p>
      <text:p text:style-name="P1">df.show</text:p>
      <text:p text:style-name="P1">df.select(df("age"),df("name")).show</text:p>
      <text:p text:style-name="P1">df.groupBy("sex").sum("age").show</text:p>
      <text:p text:style-name="P1">df.groupBy("sex").avg("age").show</text:p>
      <text:p text:style-name="P1">df.filter(df("age")&gt;25).select(df("name"),df("sex")).show</text:p>
      <text:p text:style-name="P1">df.filter(df("age")&gt;20).select(df("name"),df("sex")).show</text:p>
      <text:p text:style-name="P1">case class txn(txnno: Int, txndate: String, custno: Int, amount: Double,hobby:String,product: String, city: String, state: String, spendby: String)</text:p>
      <text:p text:style-name="P1">val txnfile = sc.textFile("file:/home/edureka/Desktop/Spark/Data/txns")</text:p>
      <text:p text:style-name="P1">txnfile.count</text:p>
      <text:p text:style-name="P1">txnfile.first</text:p>
      <text:p text:style-name="P1">txnfile.map(x=&gt;(x.split(",")(4),1)).reduceByKey((x,y)=&gt;x+y).foreach(println)</text:p>
      <text:p text:style-name="P1">val txntxn = txnfile.map(x=&gt;x.split(",")).map(x=&gt;txn(x(0).toInt,x(1),x(2).toInt,x(3).toDouble,x(4),x(5),x(6),x(7),x(8)))</text:p>
      <text:p text:style-name="P1">txntxn.first</text:p>
      <text:p text:style-name="P1">txntxn.map(x=&gt;(x.hobby,1)).reduceByKey(_ + _).foreach(println)</text:p>
      <text:p text:style-name="P1">txntxn.toDF.count</text:p>
      <text:p text:style-name="P1">val txndf = txntxn.toDF</text:p>
      <text:p text:style-name="P1">txndf.printSchema</text:p>
      <text:p text:style-name="P1">txndf.groupBy(txndf("hobby")).count.show</text:p>
      <text:p text:style-name="P1">txndf.groupBy(txndf("hobby")).sum("amount").show</text:p>
      <text:p text:style-name="P1">txndf.filter(txndf("amount")&gt;100).groupBy(txndf("hobby")).sum("amount").show</text:p>
      <text:p text:style-name="P1">txndf.filter(txndf("hobby") like "Puzzles").groupBy(txndf("hobby")).sum("amount").show</text:p>
      <text:p text:style-name="P1">txndf.select("hobby").distinct.count</text:p>
      <text:p text:style-name="P1"/>
      <text:p text:style-name="P1">#multipl aggregation at a time.</text:p>
      <text:p text:style-name="P1">txndf.groupBy("hobby").agg(sum("amount"),avg("amount"),max("amount"),min("amount"),count("amount")).show</text:p>
      <text:p text:style-name="P1"/>
      <text:p text:style-name="P1">#storing the output to lfs</text:p>
      <text:p text:style-name="P1">txndf.groupBy("hobby").agg(sum("amount"),avg("amount"),max("amount"),min("amount"),count("amount")).write.json("file:/home/edureka/Desktop/out")</text:p>
      <text:p text:style-name="P1"/>
      <text:p text:style-name="P1">#storing the output to hdfs</text:p>
      <text:p text:style-name="P1">txndf.groupBy("hobby").agg(sum("amount"),avg("amount"),max("amount"),min("amount"),count("amount")).write.json("file:/home/edureka/Desktop/out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S</meta:editing-duration>
    <meta:editing-cycles>3</meta:editing-cycles>
    <meta:generator>LibreOffice/5.1.2.2$Windows_x86 LibreOffice_project/d3bf12ecb743fc0d20e0be0c58ca359301eb705f</meta:generator>
    <dc:date>2018-10-21T11:54:47.412000000</dc:date>
    <meta:document-statistic meta:table-count="0" meta:image-count="0" meta:object-count="0" meta:page-count="1" meta:paragraph-count="33" meta:word-count="81" meta:character-count="1703" meta:non-whitespace-character-count="1655"/>
    <meta:user-defined meta:name="Info 1"/>
    <meta:user-defined meta:name="Info 2"/>
    <meta:user-defined meta:name="Info 3"/>
    <meta:user-defined meta:name="Info 4"/>
  </office:meta>
</office:document-meta>
</file>